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list-style-name="LFO1" style:family="paragraph"/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T16" style:parent-style-name="DefaultParagraphFont" style:family="text">
      <style:text-properties fo:font-weight="bold" style:font-weight-asian="bold" style:font-weight-complex="bold"/>
    </style:style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Changing Logo Position from Center to Left on CyberField Website</text:p>
      <text:p text:style-name="P2"/>
      <text:p text:style-name="P3">New Location:</text:p>
      <text:p text:style-name="P4"><text:span text:style-name="T5"><draw:frame draw:style-name="a0" draw:name="Picture 1" text:anchor-type="as-char" svg:x="0in" svg:y="0in" svg:width="6.5in" svg:height="0.45347in" style:rel-width="scale" style:rel-height="scale"><draw:image xlink:href="media/image1.png" xlink:type="simple" xlink:show="embed" xlink:actuate="onLoad"/><svg:title/><svg:desc/></draw:frame></text:span></text:p>
      <text:p text:style-name="Normal"/>
      <text:p text:style-name="P6">Reasons:</text:p>
      <text:list text:style-name="LFO1" text:continue-numbering="true">
        <text:list-item>
          <text:p text:style-name="P7"><text:span text:style-name="T8">Industry Standard and User Expectations:</text:span><text:line-break/>Most modern websites and digital products follow a left-aligned logo placement. Users are habituated to looking at the top-left corner of a website for branding and to return to the homepage.</text:p>
        </text:list-item>
        <text:list-item>
          <text:p text:style-name="P9"><text:span text:style-name="T10">Improved Navigation Flow:</text:span><text:line-break/>A left-aligned logo provides a natural starting point for the horizontal flow of content. This allows the main menu items to appear immediately to the right of the logo, improving accessibility and usability.</text:p>
        </text:list-item>
        <text:list-item>
          <text:p text:style-name="P11"><text:span text:style-name="T12">Visual Balance and Consistency:</text:span><text:line-break/>Center-aligned logos often disrupt the layout, especially on responsive designs. Left-aligned logos allow for better visual harmony across different screen sizes and devices, supporting a cleaner and more consistent design system.</text:p>
        </text:list-item>
        <text:list-item>
          <text:p text:style-name="P13"><text:span text:style-name="T14">Mobile Responsiveness:</text:span><text:line-break/>On mobile devices, a left-aligned logo is easier to integrate within a hamburger menu layout. This consistency across platforms ensures a seamless and predictable user experience.</text:p>
        </text:list-item>
        <text:list-item>
          <text:p text:style-name="P15"><text:span text:style-name="T16">Brand Presence in Functional Areas:</text:span><text:line-break/>A left-aligned logo anchors the branding in a space that’s visible yet non-intrusive. This approach maintains brand visibility without competing with functional elements like search, profile, or cart icons typically located on the right side.</text:p>
        </text:list-item>
        <text:list-item>
          <text:p text:style-name="P17"><text:span text:style-name="T18">Aesthetic and Professional Appeal:</text:span><text:line-break/>The updated placement contributes to a more modern, minimalist aesthetic that aligns with CyberField’s brand evolution and digital-first identity.</text:p>
        </text:list-item>
      </text:list>
      <text:p text:style-name="Normal"/>
      <text:p text:style-name="P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2E74B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2E74B5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E74B5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E74B5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E74B5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2E74B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2E74B5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E74B5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E74B5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E74B5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E74B5"/>
    </style:style>
    <style:style style:name="IntenseQuote" style:display-name="Intense Quote" style:family="paragraph" style:parent-style-name="Normal" style:next-style-name="Normal">
      <style:paragraph-properties fo:border-top="0.0069in solid #2E74B5" fo:border-left="none" fo:border-bottom="0.0069in solid #2E74B5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E74B5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E74B5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E74B5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urtaza Zaidi</meta:initial-creator>
    <dc:creator>Murtaza Zaidi</dc:creator>
    <meta:creation-date>2025-04-17T10:20:00Z</meta:creation-date>
    <dc:date>2025-04-17T10:32:00Z</dc:date>
    <meta:template xlink:href="Normal" xlink:type="simple"/>
    <meta:editing-cycles>1</meta:editing-cycles>
    <meta:editing-duration>PT720S</meta:editing-duration>
    <meta:document-statistic meta:page-count="2" meta:paragraph-count="2" meta:word-count="222" meta:character-count="1487" meta:row-count="10" meta:non-whitespace-character-count="1267"/>
  </office:meta>
</office:document-meta>
</file>